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 style:font-family-generic="swiss"/>
    <style:font-face style:name="SimSun" svg:font-family="SimSun" style:font-family-generic="swiss"/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18cm"/>
    </style:style>
    <style:style style:name="co2" style:family="table-column">
      <style:table-column-properties fo:break-before="auto" style:column-width="10.74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3.147cm"/>
    </style:style>
    <style:style style:name="co5" style:family="table-column">
      <style:table-column-properties fo:break-before="auto" style:column-width="3.025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2.057cm"/>
    </style:style>
    <style:style style:name="co8" style:family="table-column">
      <style:table-column-properties fo:break-before="auto" style:column-width="4.12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1.73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695cm" fo:break-before="auto" style:use-optimal-row-height="true"/>
    </style:style>
    <style:style style:name="ro8" style:family="table-row">
      <style:table-row-properties style:row-height="0.933cm" fo:break-before="auto" style:use-optimal-row-height="false"/>
    </style:style>
    <style:style style:name="ro9" style:family="table-row">
      <style:table-row-properties style:row-height="1.565cm" fo:break-before="auto" style:use-optimal-row-height="false"/>
    </style:style>
    <style:style style:name="ro10" style:family="table-row">
      <style:table-row-properties style:row-height="1.365cm" fo:break-before="auto" style:use-optimal-row-height="false"/>
    </style:style>
    <style:style style:name="ta1" style:family="table" style:master-page-name="PageStyle_5f_Risco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Norm_3f__3f_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Norm_3f__3f_">
      <style:table-cell-properties style:glyph-orientation-vertical="0" fo:background-color="#e6e6e6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Norm_3f__3f_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51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7" style:family="table-cell" style:parent-style-name="Norm_3f__3f_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Norm_3f__3f_">
      <style:table-cell-properties style:glyph-orientation-vertical="0" fo:background-color="#e6e6e6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Norm_3f__3f_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51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Norm_3f__3f_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Norm_3f__3f_">
      <style:table-cell-properties style:glyph-orientation-vertical="0" style:diagonal-bl-tr="none" style:diagonal-tl-br="none" style:text-align-source="fix" style:repeat-content="false" fo:background-color="transparent" fo:wrap-option="wrap" fo:border="0.51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Alta&quot;" style:apply-style-name="Excel_5f_CondFormat_5f_1_5f_1_5f_1" style:base-cell-address="'Planilha de Riscos'.C4"/>
      <style:map style:condition="cell-content()=&quot;Média&quot;" style:apply-style-name="Excel_5f_CondFormat_5f_1_5f_1_5f_2" style:base-cell-address="'Planilha de Riscos'.C4"/>
      <style:map style:condition="cell-content()=&quot;Baixa&quot;" style:apply-style-name="Excel_5f_CondFormat_5f_1_5f_1_5f_3" style:base-cell-address="'Planilha de Riscos'.C4"/>
    </style:style>
    <style:style style:name="ce13" style:family="table-cell" style:parent-style-name="Norm_3f__3f_">
      <style:table-cell-properties style:glyph-orientation-vertical="0" style:diagonal-bl-tr="none" style:diagonal-tl-br="none" style:text-align-source="fix" style:repeat-content="false" fo:background-color="transparent" fo:wrap-option="wrap" fo:border="0.51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Alto&quot;" style:apply-style-name="Excel_5f_CondFormat_5f_1_5f_1_5f_1" style:base-cell-address="'Planilha de Riscos'.D4"/>
      <style:map style:condition="cell-content()=&quot;Médio&quot;" style:apply-style-name="Excel_5f_CondFormat_5f_1_5f_1_5f_2" style:base-cell-address="'Planilha de Riscos'.D4"/>
      <style:map style:condition="cell-content()=&quot;Baixo&quot;" style:apply-style-name="Excel_5f_CondFormat_5f_1_5f_1_5f_3" style:base-cell-address="'Planilha de Riscos'.D4"/>
    </style:style>
    <style:style style:name="ce14" style:family="table-cell" style:parent-style-name="Norm_3f__3f_">
      <style:table-cell-properties style:text-align-source="fix" style:repeat-content="false" fo:border="0.51pt solid #000000"/>
      <style:paragraph-properties fo:text-align="center" fo:margin-left="0cm"/>
      <style:map style:condition="cell-content()=&quot;Baixa&quot;" style:apply-style-name="Sem_20_título17" style:base-cell-address="'Planilha de Riscos'.E4"/>
      <style:map style:condition="cell-content()=&quot;Média&quot;" style:apply-style-name="Sem_20_título18" style:base-cell-address="'Planilha de Riscos'.E4"/>
      <style:map style:condition="cell-content()=&quot;Alta&quot;" style:apply-style-name="Sem_20_título19" style:base-cell-address="'Planilha de Riscos'.E4"/>
    </style:style>
    <style:style style:name="ce28" style:family="table-cell" style:parent-style-name="Norm_3f__3f_">
      <style:table-cell-properties style:glyph-orientation-vertical="0" style:diagonal-bl-tr="none" style:diagonal-tl-br="none" style:text-align-source="fix" style:repeat-content="false" fo:background-color="transparent" fo:wrap-option="wrap" fo:border="0.51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Norm_3f__3f_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51pt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border-right="0.51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3" style:family="table-cell" style:parent-style-name="Norm_3f__3f_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" style:family="table-cell" style:parent-style-name="Norm_3f__3f_">
      <style:table-cell-properties style:glyph-orientation-vertical="0" fo:border-bottom="0.99pt solid #3a3935" fo:background-color="#c0c0c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9" style:family="table-cell" style:parent-style-name="Norm_3f__3f_">
      <style:table-cell-properties style:glyph-orientation-vertical="0" fo:border-bottom="0.99pt solid #3a3935" fo:background-color="#c0c0c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99pt solid #3a3935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Norm_3f__3f_">
      <style:table-cell-properties style:glyph-orientation-vertical="0" fo:border-bottom="2.49pt solid #000000" fo:background-color="#c0c0c0" style:diagonal-bl-tr="none" style:diagonal-tl-br="none" style:text-align-source="fix" style:repeat-content="false" fo:wrap-option="no-wrap" fo:border-left="2.49pt solid #000000" style:direction="ttb" fo:border-right="0.99pt solid #3a3935" style:rotation-angle="0" style:rotation-align="none" style:shrink-to-fit="false" fo:border-top="0.99pt solid #3a3935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fo:border-bottom="none" fo:border-left="2.49pt solid #000000" fo:border-right="none" fo:border-top="none"/>
    </style:style>
    <style:style style:name="ce42" style:family="table-cell" style:parent-style-name="Default">
      <style:table-cell-properties fo:border-bottom="2.49pt solid #000000" fo:border-left="2.49pt solid #000000" fo:border-right="none" fo:border-top="none"/>
    </style:style>
    <style:style style:name="ce43" style:family="table-cell" style:parent-style-name="Norm_3f__3f_">
      <style:table-cell-properties style:glyph-orientation-vertical="0" fo:border-bottom="0.99pt solid #3a3935" fo:background-color="#33b299" style:diagonal-bl-tr="none" style:diagonal-tl-br="none" style:text-align-source="fix" style:repeat-content="false" fo:wrap-option="no-wrap" fo:border-left="0.99pt solid #3a3935" style:direction="ltr" fo:border-right="0.99pt solid #3a3935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Norm_3f__3f_">
      <style:table-cell-properties style:glyph-orientation-vertical="0" fo:border-bottom="0.99pt solid #3a3935" fo:background-color="#33b299" style:diagonal-bl-tr="none" style:diagonal-tl-br="0.06pt solid #3a3935" style:text-align-source="fix" style:repeat-content="false" fo:wrap-option="no-wrap" fo:border-left="2.49pt solid #3a3935" style:direction="ltr" fo:border-right="0.9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Norm_3f__3f_">
      <style:table-cell-properties style:glyph-orientation-vertical="0" fo:border-bottom="0.99pt solid #3a3935" fo:background-color="#33b299" style:diagonal-bl-tr="none" style:diagonal-tl-br="none" style:text-align-source="fix" style:repeat-content="false" fo:wrap-option="no-wrap" fo:border-left="2.49pt solid #3a3935" style:direction="ltr" fo:border-right="0.99pt solid #3a3935" style:rotation-angle="0" style:rotation-align="none" style:shrink-to-fit="false" fo:border-top="0.99pt solid #3a3935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" style:family="table-cell" style:parent-style-name="Norm_3f__3f_">
      <style:table-cell-properties style:glyph-orientation-vertical="0" fo:border-bottom="2.49pt solid #000000" fo:background-color="#33b299" style:diagonal-bl-tr="none" style:diagonal-tl-br="none" style:text-align-source="fix" style:repeat-content="false" fo:wrap-option="no-wrap" fo:border-left="2.49pt solid #3a3935" style:direction="ltr" fo:border-right="0.99pt solid #3a3935" style:rotation-angle="0" style:rotation-align="none" style:shrink-to-fit="false" fo:border-top="0.99pt solid #3a3935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" style:family="table-cell" style:parent-style-name="Norm_3f__3f_">
      <style:table-cell-properties style:glyph-orientation-vertical="0" fo:border-bottom="0.99pt solid #3a3935" fo:background-color="#33b299" style:diagonal-bl-tr="none" style:diagonal-tl-br="none" style:text-align-source="fix" style:repeat-content="false" fo:wrap-option="no-wrap" fo:border-left="0.99pt solid #3a3935" style:direction="ltr" fo:border-right="0.9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4" style:family="table-cell" style:parent-style-name="Default">
      <style:table-cell-properties style:glyph-orientation-vertical="0" fo:border-bottom="0.06pt solid #000000" fo:background-color="#94bd5e" style:diagonal-bl-tr="none" style:diagonal-tl-br="none" style:text-align-source="fix" style:repeat-content="false" fo:wrap-option="no-wrap" fo:border-left="2.49pt solid #000000" style:direction="ltr" fo:border-right="0.06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Baixa&quot;" style:apply-style-name="Sem_20_título27" style:base-cell-address="'Tabela de severidade'.C4"/>
      <style:map style:condition="cell-content()=&quot;Média&quot;" style:apply-style-name="Sem_20_título25" style:base-cell-address="'Tabela de severidade'.C4"/>
      <style:map style:condition="cell-content()=&quot;Alta&quot;" style:apply-style-name="Sem_20_título26" style:base-cell-address="'Tabela de severidade'.C4"/>
    </style:style>
    <style:style style:name="ce95" style:family="table-cell" style:parent-style-name="Default">
      <style:table-cell-properties style:glyph-orientation-vertical="0" fo:border-bottom="0.06pt solid #000000" fo:background-color="#94bd5e" style:diagonal-bl-tr="none" style:diagonal-tl-br="none" style:text-align-source="fix" style:repeat-content="false" fo:wrap-option="no-wrap" fo:border-left="2.4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Baixa&quot;" style:apply-style-name="Sem_20_título27" style:base-cell-address="'Tabela de severidade'.C4"/>
      <style:map style:condition="cell-content()=&quot;Média&quot;" style:apply-style-name="Sem_20_título25" style:base-cell-address="'Tabela de severidade'.C4"/>
      <style:map style:condition="cell-content()=&quot;Alta&quot;" style:apply-style-name="Sem_20_título26" style:base-cell-address="'Tabela de severidade'.C4"/>
    </style:style>
    <style:style style:name="ce96" style:family="table-cell" style:parent-style-name="Default">
      <style:table-cell-properties style:glyph-orientation-vertical="0" fo:border-bottom="2.49pt solid #000000" fo:background-color="#ffff99" style:diagonal-bl-tr="none" style:diagonal-tl-br="none" style:text-align-source="fix" style:repeat-content="false" fo:wrap-option="no-wrap" fo:border-left="2.4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Baixa&quot;" style:apply-style-name="Sem_20_título27" style:base-cell-address="'Tabela de severidade'.C4"/>
      <style:map style:condition="cell-content()=&quot;Média&quot;" style:apply-style-name="Sem_20_título25" style:base-cell-address="'Tabela de severidade'.C4"/>
      <style:map style:condition="cell-content()=&quot;Alta&quot;" style:apply-style-name="Sem_20_título26" style:base-cell-address="'Tabela de severidade'.C4"/>
    </style:style>
    <style:style style:name="ce97" style:family="table-cell" style:parent-style-name="Default">
      <style:table-cell-properties style:glyph-orientation-vertical="0" fo:border-bottom="0.06pt solid #000000" fo:background-color="#94bd5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Baixa&quot;" style:apply-style-name="Sem_20_título27" style:base-cell-address="'Tabela de severidade'.C4"/>
      <style:map style:condition="cell-content()=&quot;Média&quot;" style:apply-style-name="Sem_20_título25" style:base-cell-address="'Tabela de severidade'.C4"/>
      <style:map style:condition="cell-content()=&quot;Alta&quot;" style:apply-style-name="Sem_20_título26" style:base-cell-address="'Tabela de severidade'.C4"/>
    </style:style>
    <style:style style:name="ce9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Baixa&quot;" style:apply-style-name="Sem_20_título27" style:base-cell-address="'Tabela de severidade'.C4"/>
      <style:map style:condition="cell-content()=&quot;Média&quot;" style:apply-style-name="Sem_20_título25" style:base-cell-address="'Tabela de severidade'.C4"/>
      <style:map style:condition="cell-content()=&quot;Alta&quot;" style:apply-style-name="Sem_20_título26" style:base-cell-address="'Tabela de severidade'.C4"/>
    </style:style>
    <style:style style:name="ce99" style:family="table-cell" style:parent-style-name="Default">
      <style:table-cell-properties style:glyph-orientation-vertical="0" fo:border-bottom="2.49pt solid #000000" fo:background-color="#eb613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Baixa&quot;" style:apply-style-name="Sem_20_título27" style:base-cell-address="'Tabela de severidade'.C4"/>
      <style:map style:condition="cell-content()=&quot;Média&quot;" style:apply-style-name="Sem_20_título25" style:base-cell-address="'Tabela de severidade'.C4"/>
      <style:map style:condition="cell-content()=&quot;Alta&quot;" style:apply-style-name="Sem_20_título26" style:base-cell-address="'Tabela de severidade'.C4"/>
    </style:style>
    <style:style style:name="ce54" style:family="table-cell" style:parent-style-name="Default">
      <style:table-cell-properties fo:border-bottom="none" fo:border-left="none" fo:border-right="2.49pt solid #000000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order-left="none" fo:border-right="2.49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Norm_3f__3f_">
      <style:table-cell-properties style:glyph-orientation-vertical="0" fo:border-bottom="0.99pt solid #3a3935" fo:background-color="#33b299" style:diagonal-bl-tr="none" style:diagonal-tl-br="none" style:text-align-source="fix" style:repeat-content="false" fo:wrap-option="no-wrap" fo:border-left="0.99pt solid #3a3935" style:direction="ltr" fo:border-right="2.49pt solid #000000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Baixa&quot;" style:apply-style-name="Sem_20_título27" style:base-cell-address="'Tabela de severidade'.C4"/>
      <style:map style:condition="cell-content()=&quot;Média&quot;" style:apply-style-name="Sem_20_título25" style:base-cell-address="'Tabela de severidade'.C4"/>
      <style:map style:condition="cell-content()=&quot;Alta&quot;" style:apply-style-name="Sem_20_título26" style:base-cell-address="'Tabela de severidade'.C4"/>
    </style:style>
    <style:style style:name="ce104" style:family="table-cell" style:parent-style-name="Default">
      <style:table-cell-properties style:glyph-orientation-vertical="0" fo:border-bottom="0.06pt solid #000000" fo:background-color="#eb613d" style:diagonal-bl-tr="none" style:diagonal-tl-br="none" style:text-align-source="fix" style:repeat-content="false" fo:wrap-option="no-wrap" fo:border-left="0.06pt solid #000000" style:direction="ltr" fo:border-right="2.49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Baixa&quot;" style:apply-style-name="Sem_20_título27" style:base-cell-address="'Tabela de severidade'.C4"/>
      <style:map style:condition="cell-content()=&quot;Média&quot;" style:apply-style-name="Sem_20_título25" style:base-cell-address="'Tabela de severidade'.C4"/>
      <style:map style:condition="cell-content()=&quot;Alta&quot;" style:apply-style-name="Sem_20_título26" style:base-cell-address="'Tabela de severidade'.C4"/>
    </style:style>
    <style:style style:name="ce105" style:family="table-cell" style:parent-style-name="Default">
      <style:table-cell-properties style:glyph-orientation-vertical="0" fo:border-bottom="2.49pt solid #000000" fo:background-color="#eb613d" style:diagonal-bl-tr="none" style:diagonal-tl-br="none" style:text-align-source="fix" style:repeat-content="false" fo:wrap-option="no-wrap" fo:border-left="0.06pt solid #000000" style:direction="ltr" fo:border-right="2.49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Baixa&quot;" style:apply-style-name="Sem_20_título27" style:base-cell-address="'Tabela de severidade'.C4"/>
      <style:map style:condition="cell-content()=&quot;Média&quot;" style:apply-style-name="Sem_20_título25" style:base-cell-address="'Tabela de severidade'.C4"/>
      <style:map style:condition="cell-content()=&quot;Alta&quot;" style:apply-style-name="Sem_20_título26" style:base-cell-address="'Tabela de severidade'.C4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style:writing-mode="lr-tb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Baixa&quot;;&quot;Média&quot;;&quot;Alta&quot;;&quot;&quot;)" table:allow-empty-cell="true" table:display-list="unsorted" table:base-cell-address="'Planilha de Riscos'.C2"/>
        <table:content-validation table:name="val2" table:condition="of:cell-content-is-in-list(&quot;Baixo&quot;;&quot;Médio&quot;;&quot;Alto&quot;;&quot;&quot;)" table:allow-empty-cell="true" table:display-list="unsorted" table:base-cell-address="'Planilha de Riscos'.C2"/>
        <table:content-validation table:name="val3" table:condition="of:cell-content-is-in-list(&quot;Aceitar&quot;;&quot;Mitigar&quot;;&quot;Eliminar&quot;;&quot;Transferir&quot;;&quot;Explorar&quot;;&quot;Compartilhar&quot;;&quot;Melhorar&quot;)" table:allow-empty-cell="true" table:display-list="sort-ascending" table:base-cell-address="'Planilha de Riscos'.F2">
          <table:error-message table:message-type="stop" table:display="true"/>
        </table:content-validation>
        <table:content-validation table:name="val4" table:condition="of:cell-content-is-in-list(&quot;Aberto&quot;;&quot;Fechado&quot;;&quot;Em Andamento&quot;)" table:allow-empty-cell="false" table:display-list="unsorted" table:base-cell-address="'Planilha de Riscos'.G2">
          <table:error-message table:message-type="stop" table:display="true"/>
        </table:content-validation>
      </table:content-validations>
      <table:table table:name="Planilha de Risco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01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PLANILHA DE RISCOS – SAUDOX</text:p>
          </table:table-cell>
          <table:covered-table-cell table:number-columns-repeated="6" table:style-name="ce11"/>
          <table:covered-table-cell table:style-name="ce31"/>
          <table:table-cell table:number-columns-repeated="1011"/>
        </table:table-row>
        <table:table-row table:style-name="ro2">
          <table:table-cell table:style-name="ce2" table:number-columns-spanned="8" table:number-rows-spanned="1"/>
          <table:covered-table-cell table:style-name="ce17"/>
          <table:covered-table-cell table:number-columns-repeated="4" table:style-name="ce20"/>
          <table:covered-table-cell table:style-name="ce17"/>
          <table:covered-table-cell table:style-name="ce33"/>
          <table:table-cell table:style-name="ce21" table:number-columns-repeated="51"/>
          <table:table-cell table:number-columns-repeated="960"/>
        </table:table-row>
        <table:table-row table:style-name="ro3">
          <table:table-cell table:style-name="ce3" office:value-type="string" calcext:value-type="string">
            <office:annotation draw:style-name="gr1" draw:text-style-name="P2" svg:width="2.906cm" svg:height="1.39cm" svg:x="1.613cm" svg:y="0cm" draw:caption-point-x="-0.606cm" draw:caption-point-y="1.541cm">
              <dc:date>2011-06-03T00:00:00</dc:date>
              <text:p text:style-name="P1"><text:span text:style-name="T1">Número de Identificação do Risco</text:span></text:p>
            </office:annotation>
            <text:p>Nº</text:p>
          </table:table-cell>
          <table:table-cell table:style-name="ce8" office:value-type="string" calcext:value-type="string">
            <office:annotation draw:style-name="gr1" draw:text-style-name="P2" svg:width="5.373cm" svg:height="0.849cm" svg:x="12.301cm" svg:y="0cm" draw:caption-point-x="-0.553cm" draw:caption-point-y="1.541cm">
              <dc:date>2011-06-03T00:00:00</dc:date>
              <text:p text:style-name="P1"><text:span text:style-name="T1">Descrição do Evento de Risco</text:span></text:p>
            </office:annotation>
            <text:p>Descrição do Risco</text:p>
          </table:table-cell>
          <table:table-cell table:style-name="ce8" office:value-type="string" calcext:value-type="string">
            <office:annotation draw:style-name="gr1" draw:text-style-name="P2" svg:width="2.903cm" svg:height="1.606cm" svg:x="15.556cm" svg:y="0cm" draw:caption-point-x="-0.513cm" draw:caption-point-y="1.541cm">
              <dc:date>2011-06-03T00:00:00</dc:date>
              <text:p text:style-name="P1"><text:span text:style-name="T1">Determine a Probabilidade de Ocorrência do Risco</text:span></text:p>
            </office:annotation>
            <text:p>Probabilidade de Ocorrência</text:p>
          </table:table-cell>
          <table:table-cell table:style-name="ce8" office:value-type="string" calcext:value-type="string">
            <office:annotation draw:style-name="gr1" draw:text-style-name="P2" svg:width="5.324cm" svg:height="0.922cm" svg:x="18.692cm" svg:y="0cm" draw:caption-point-x="-0.503cm" draw:caption-point-y="1.541cm">
              <dc:date>2011-06-03T00:00:00</dc:date>
              <text:p text:style-name="P1"><text:span text:style-name="T1">Determine o Impacto do Risco</text:span></text:p>
            </office:annotation>
            <text:p>Impacto</text:p>
          </table:table-cell>
          <table:table-cell table:style-name="ce8" office:value-type="string" calcext:value-type="string">
            <office:annotation draw:style-name="gr1" draw:text-style-name="P2" svg:width="4.706cm" svg:height="1.747cm" svg:x="21.707cm" svg:y="0cm" draw:caption-point-x="-0.493cm" draw:caption-point-y="1.541cm">
              <dc:date>2011-06-03T00:00:00</dc:date>
              <text:p text:style-name="P1"><text:span text:style-name="T1">A severidade é a matriz de Probabilidade X Impacto, conforme a tabela descrita nesta planilha.</text:span></text:p>
            </office:annotation>
            <text:p>Severidade</text:p>
          </table:table-cell>
          <table:table-cell table:style-name="ce8" office:value-type="string" calcext:value-type="string">
            <office:annotation draw:style-name="gr1" draw:text-style-name="P2" svg:width="7.451cm" svg:height="1.157cm" svg:x="23.965cm" svg:y="0cm" draw:caption-point-x="-0.484cm" draw:caption-point-y="1.541cm">
              <dc:date>2011-09-14T00:00:00</dc:date>
              <text:p text:style-name="P1"><text:span text:style-name="T1">Descreva as ações que possam diminuir a probabilidade ou o impacto do risco</text:span></text:p>
            </office:annotation>
            <text:p>Ação </text:p>
          </table:table-cell>
          <table:table-cell table:style-name="ce8" office:value-type="string" calcext:value-type="string">
            <office:annotation draw:style-name="gr2" draw:text-style-name="P4" svg:width="5.227cm" svg:height="1.386cm" svg:x="36.322cm" svg:y="0cm" draw:caption-point-x="9.216cm" draw:caption-point-y="1.541cm">
              <dc:date>2011-09-14T00:00:00</dc:date>
              <text:p text:style-name="P3"><text:span text:style-name="T2">Defina as ações a serem executadas se eventos de risco ocorrerem.</text:span></text:p>
            </office:annotation>
            <text:p>Solução</text:p>
          </table:table-cell>
          <table:table-cell table:style-name="ce8" office:value-type="string" calcext:value-type="string">
            <office:annotation draw:style-name="gr1" draw:text-style-name="P2" svg:width="2.904cm" svg:height="0.991cm" svg:x="50.073cm" svg:y="0cm" draw:caption-point-x="-0.407cm" draw:caption-point-y="1.541cm">
              <dc:date>2011-06-03T00:00:00</dc:date>
              <text:p text:style-name="P1"><text:span text:style-name="T1">Defina o o estado do Risco</text:span></text:p>
            </office:annotation>
            <text:p>Status</text:p>
          </table:table-cell>
          <table:table-cell table:style-name="ce22" table:number-columns-repeated="1011"/>
        </table:table-row>
        <table:table-row table:style-name="ro4">
          <table:table-cell table:style-name="ce4" office:value-type="string" calcext:value-type="string">
            <text:p>1</text:p>
          </table:table-cell>
          <table:table-cell table:style-name="ce9" office:value-type="string" calcext:value-type="string">
            <text:p>Dificuldade em realizar reuniões presenciais.</text:p>
          </table:table-cell>
          <table:table-cell table:style-name="ce12" table:content-validation-name="val1" office:value-type="string" calcext:value-type="string">
            <text:p>Alta</text:p>
          </table:table-cell>
          <table:table-cell table:style-name="ce13" table:content-validation-name="val2" office:value-type="string" calcext:value-type="string">
            <text:p>Médio</text:p>
          </table:table-cell>
          <table:table-cell table:style-name="ce14" table:formula="of:=IF(AND([.C4]=&quot;Baixa&quot;;[.D4]=&quot;Baixo&quot;);['Tabela de severidade'.$C$4];IF(AND([.C4]=&quot;Baixa&quot;;[.D4]=&quot;Médio&quot;);['Tabela de severidade'.$D$4];IF(AND([.C4]=&quot;Baixa&quot;;[.D4]=&quot;Alto&quot;);['Tabela de severidade'.$E$4];IF(AND([.C4]=&quot;Média&quot;;[.D4]=&quot;Baixo&quot;);['Tabela de severidade'.$C$5];IF(AND([.C4]=&quot;Média&quot;;[.D4]=&quot;Médio&quot;);['Tabela de severidade'.$D$5];IF(AND([.C4]=&quot;Média&quot;;[.D4]=&quot;Alto&quot;);['Tabela de severidade'.$E$5];IF(AND([.C4]=&quot;Alta&quot;;[.D4]=&quot;Baixo&quot;);['Tabela de severidade'.$C$6];IF(AND([.C4]=&quot;Alta&quot;;[.D4]=&quot;Médio&quot;);['Tabela de severidade'.$D$6];IF(AND([.C4]=&quot;Alta&quot;;[.D4]=&quot;Alto&quot;);['Tabela de severidade'.$E$6];&quot;&quot;)))))))))" office:value-type="string" office:string-value="Alta" calcext:value-type="string">
            <text:p>Alta</text:p>
          </table:table-cell>
          <table:table-cell table:style-name="ce28" table:content-validation-name="val3" office:value-type="string" calcext:value-type="string">
            <text:p>Eliminar</text:p>
          </table:table-cell>
          <table:table-cell table:style-name="ce9" office:value-type="string" calcext:value-type="string">
            <text:p>Reuniões via Discord, Google Meet e comunicação via grupo do Telegram.</text:p>
          </table:table-cell>
          <table:table-cell table:style-name="ce28" table:content-validation-name="val4" office:value-type="string" calcext:value-type="string">
            <text:p>Fechado</text:p>
          </table:table-cell>
          <table:table-cell table:style-name="ce21" table:number-columns-repeated="51"/>
          <table:table-cell table:number-columns-repeated="960"/>
        </table:table-row>
        <table:table-row table:style-name="ro4">
          <table:table-cell table:style-name="ce4" office:value-type="string" calcext:value-type="string">
            <text:p>2</text:p>
          </table:table-cell>
          <table:table-cell table:style-name="ce9" office:value-type="string" calcext:value-type="string">
            <text:p>Membro do grupo desistir da disciplina</text:p>
          </table:table-cell>
          <table:table-cell table:style-name="ce12" table:content-validation-name="val1" office:value-type="string" calcext:value-type="string">
            <text:p>Baixa</text:p>
          </table:table-cell>
          <table:table-cell table:style-name="ce13" table:content-validation-name="val2" office:value-type="string" calcext:value-type="string">
            <text:p>Alto</text:p>
          </table:table-cell>
          <table:table-cell table:style-name="ce14" table:formula="of:=IF(AND([.C5]=&quot;Baixa&quot;;[.D5]=&quot;Baixo&quot;);['Tabela de severidade'.$C$4];IF(AND([.C5]=&quot;Baixa&quot;;[.D5]=&quot;Médio&quot;);['Tabela de severidade'.$D$4];IF(AND([.C5]=&quot;Baixa&quot;;[.D5]=&quot;Alto&quot;);['Tabela de severidade'.$E$4];IF(AND([.C5]=&quot;Média&quot;;[.D5]=&quot;Baixo&quot;);['Tabela de severidade'.$C$5];IF(AND([.C5]=&quot;Média&quot;;[.D5]=&quot;Médio&quot;);['Tabela de severidade'.$D$5];IF(AND([.C5]=&quot;Média&quot;;[.D5]=&quot;Alto&quot;);['Tabela de severidade'.$E$5];IF(AND([.C5]=&quot;Alta&quot;;[.D5]=&quot;Baixo&quot;);['Tabela de severidade'.$C$6];IF(AND([.C5]=&quot;Alta&quot;;[.D5]=&quot;Médio&quot;);['Tabela de severidade'.$D$6];IF(AND([.C5]=&quot;Alta&quot;;[.D5]=&quot;Alto&quot;);['Tabela de severidade'.$E$6];&quot;&quot;)))))))))" office:value-type="string" office:string-value="Média" calcext:value-type="string">
            <text:p>Média</text:p>
          </table:table-cell>
          <table:table-cell table:style-name="ce28" table:content-validation-name="val3" office:value-type="string" calcext:value-type="string">
            <text:p>Aceitar</text:p>
          </table:table-cell>
          <table:table-cell table:style-name="ce16" office:value-type="string" calcext:value-type="string">
            <text:p>Realocar a divisão de tarefas</text:p>
          </table:table-cell>
          <table:table-cell table:style-name="ce28" table:content-validation-name="val4" office:value-type="string" calcext:value-type="string">
            <text:p>Aberto</text:p>
          </table:table-cell>
          <table:table-cell table:style-name="ce21" table:number-columns-repeated="51"/>
          <table:table-cell table:number-columns-repeated="960"/>
        </table:table-row>
        <table:table-row table:style-name="ro4">
          <table:table-cell table:style-name="ce4" office:value-type="string" calcext:value-type="string">
            <text:p>3</text:p>
          </table:table-cell>
          <table:table-cell table:style-name="ce9" office:value-type="string" calcext:value-type="string">
            <text:p>Necessidade do uso de tecnologia nova</text:p>
          </table:table-cell>
          <table:table-cell table:style-name="ce12" table:content-validation-name="val1" office:value-type="string" calcext:value-type="string">
            <text:p>Alta</text:p>
          </table:table-cell>
          <table:table-cell table:style-name="ce13" table:content-validation-name="val2" office:value-type="string" calcext:value-type="string">
            <text:p>Alto</text:p>
          </table:table-cell>
          <table:table-cell table:style-name="ce14" table:formula="of:=IF(AND([.C6]=&quot;Baixa&quot;;[.D6]=&quot;Baixo&quot;);['Tabela de severidade'.$C$4];IF(AND([.C6]=&quot;Baixa&quot;;[.D6]=&quot;Médio&quot;);['Tabela de severidade'.$D$4];IF(AND([.C6]=&quot;Baixa&quot;;[.D6]=&quot;Alto&quot;);['Tabela de severidade'.$E$4];IF(AND([.C6]=&quot;Média&quot;;[.D6]=&quot;Baixo&quot;);['Tabela de severidade'.$C$5];IF(AND([.C6]=&quot;Média&quot;;[.D6]=&quot;Médio&quot;);['Tabela de severidade'.$D$5];IF(AND([.C6]=&quot;Média&quot;;[.D6]=&quot;Alto&quot;);['Tabela de severidade'.$E$5];IF(AND([.C6]=&quot;Alta&quot;;[.D6]=&quot;Baixo&quot;);['Tabela de severidade'.$C$6];IF(AND([.C6]=&quot;Alta&quot;;[.D6]=&quot;Médio&quot;);['Tabela de severidade'.$D$6];IF(AND([.C6]=&quot;Alta&quot;;[.D6]=&quot;Alto&quot;);['Tabela de severidade'.$E$6];&quot;&quot;)))))))))" office:value-type="string" office:string-value="Alta" calcext:value-type="string">
            <text:p>Alta</text:p>
          </table:table-cell>
          <table:table-cell table:style-name="ce28" table:content-validation-name="val3" office:value-type="string" calcext:value-type="string">
            <text:p>Aceitar</text:p>
          </table:table-cell>
          <table:table-cell table:style-name="ce16" office:value-type="string" calcext:value-type="string">
            <text:p>Planejar desenvolvimento aliado ao estudo</text:p>
          </table:table-cell>
          <table:table-cell table:style-name="ce28" table:content-validation-name="val4" office:value-type="string" calcext:value-type="string">
            <text:p>Em Andamento</text:p>
          </table:table-cell>
          <table:table-cell table:style-name="ce21" table:number-columns-repeated="51"/>
          <table:table-cell table:number-columns-repeated="960"/>
        </table:table-row>
        <table:table-row table:style-name="ro4">
          <table:table-cell table:style-name="ce4" office:value-type="string" calcext:value-type="string">
            <text:p>4</text:p>
          </table:table-cell>
          <table:table-cell table:style-name="ce9" office:value-type="string" calcext:value-type="string">
            <text:p>Escolha inadequada do servidor</text:p>
          </table:table-cell>
          <table:table-cell table:style-name="ce12" table:content-validation-name="val1" office:value-type="string" calcext:value-type="string">
            <text:p>Baixa</text:p>
          </table:table-cell>
          <table:table-cell table:style-name="ce13" table:content-validation-name="val2" office:value-type="string" calcext:value-type="string">
            <text:p>Médio</text:p>
          </table:table-cell>
          <table:table-cell table:style-name="ce14" table:formula="of:=IF(AND([.C7]=&quot;Baixa&quot;;[.D7]=&quot;Baixo&quot;);['Tabela de severidade'.$C$4];IF(AND([.C7]=&quot;Baixa&quot;;[.D7]=&quot;Médio&quot;);['Tabela de severidade'.$D$4];IF(AND([.C7]=&quot;Baixa&quot;;[.D7]=&quot;Alto&quot;);['Tabela de severidade'.$E$4];IF(AND([.C7]=&quot;Média&quot;;[.D7]=&quot;Baixo&quot;);['Tabela de severidade'.$C$5];IF(AND([.C7]=&quot;Média&quot;;[.D7]=&quot;Médio&quot;);['Tabela de severidade'.$D$5];IF(AND([.C7]=&quot;Média&quot;;[.D7]=&quot;Alto&quot;);['Tabela de severidade'.$E$5];IF(AND([.C7]=&quot;Alta&quot;;[.D7]=&quot;Baixo&quot;);['Tabela de severidade'.$C$6];IF(AND([.C7]=&quot;Alta&quot;;[.D7]=&quot;Médio&quot;);['Tabela de severidade'.$D$6];IF(AND([.C7]=&quot;Alta&quot;;[.D7]=&quot;Alto&quot;);['Tabela de severidade'.$E$6];&quot;&quot;)))))))))" office:value-type="string" office:string-value="Baixa" calcext:value-type="string">
            <text:p>Baixa</text:p>
          </table:table-cell>
          <table:table-cell table:style-name="ce28" table:content-validation-name="val3" office:value-type="string" calcext:value-type="string">
            <text:p>Mitigar</text:p>
          </table:table-cell>
          <table:table-cell table:style-name="ce16" office:value-type="string" calcext:value-type="string">
            <text:p>Utilizar uma comparação de alternativas de critérios e pesos para escolha do servidor</text:p>
          </table:table-cell>
          <table:table-cell table:style-name="ce28" table:content-validation-name="val4" office:value-type="string" calcext:value-type="string">
            <text:p>Aberto</text:p>
          </table:table-cell>
          <table:table-cell table:style-name="ce21" table:number-columns-repeated="51"/>
          <table:table-cell table:number-columns-repeated="960"/>
        </table:table-row>
        <table:table-row table:style-name="ro4">
          <table:table-cell table:style-name="ce4" office:value-type="string" calcext:value-type="string">
            <text:p>5</text:p>
          </table:table-cell>
          <table:table-cell table:style-name="ce9" office:value-type="string" calcext:value-type="string">
            <text:p>Testes do sistema não serem efetivos</text:p>
          </table:table-cell>
          <table:table-cell table:style-name="ce12" table:content-validation-name="val1" office:value-type="string" calcext:value-type="string">
            <text:p>Média</text:p>
          </table:table-cell>
          <table:table-cell table:style-name="ce13" table:content-validation-name="val2" office:value-type="string" calcext:value-type="string">
            <text:p>Alto</text:p>
          </table:table-cell>
          <table:table-cell table:style-name="ce14" table:formula="of:=IF(AND([.C8]=&quot;Baixa&quot;;[.D8]=&quot;Baixo&quot;);['Tabela de severidade'.$C$4];IF(AND([.C8]=&quot;Baixa&quot;;[.D8]=&quot;Médio&quot;);['Tabela de severidade'.$D$4];IF(AND([.C8]=&quot;Baixa&quot;;[.D8]=&quot;Alto&quot;);['Tabela de severidade'.$E$4];IF(AND([.C8]=&quot;Média&quot;;[.D8]=&quot;Baixo&quot;);['Tabela de severidade'.$C$5];IF(AND([.C8]=&quot;Média&quot;;[.D8]=&quot;Médio&quot;);['Tabela de severidade'.$D$5];IF(AND([.C8]=&quot;Média&quot;;[.D8]=&quot;Alto&quot;);['Tabela de severidade'.$E$5];IF(AND([.C8]=&quot;Alta&quot;;[.D8]=&quot;Baixo&quot;);['Tabela de severidade'.$C$6];IF(AND([.C8]=&quot;Alta&quot;;[.D8]=&quot;Médio&quot;);['Tabela de severidade'.$D$6];IF(AND([.C8]=&quot;Alta&quot;;[.D8]=&quot;Alto&quot;);['Tabela de severidade'.$E$6];&quot;&quot;)))))))))" office:value-type="string" office:string-value="Alta" calcext:value-type="string">
            <text:p>Alta</text:p>
          </table:table-cell>
          <table:table-cell table:style-name="ce28" table:content-validation-name="val3" office:value-type="string" calcext:value-type="string">
            <text:p>Mitigar</text:p>
          </table:table-cell>
          <table:table-cell table:style-name="ce16" office:value-type="string" calcext:value-type="string">
            <text:p>Criar e seguir planejamento detalhado dos testes</text:p>
          </table:table-cell>
          <table:table-cell table:style-name="ce28" table:content-validation-name="val4" office:value-type="string" calcext:value-type="string">
            <text:p>Em Andamento</text:p>
          </table:table-cell>
          <table:table-cell table:style-name="ce21" table:number-columns-repeated="51"/>
          <table:table-cell table:number-columns-repeated="960"/>
        </table:table-row>
        <table:table-row table:style-name="ro4">
          <table:table-cell table:style-name="ce4" office:value-type="string" calcext:value-type="string">
            <text:p>6</text:p>
          </table:table-cell>
          <table:table-cell table:style-name="ce9" office:value-type="string" calcext:value-type="string">
            <text:p>Definição inadequada de funções e responsabilidades</text:p>
          </table:table-cell>
          <table:table-cell table:style-name="ce12" table:content-validation-name="val1" office:value-type="string" calcext:value-type="string">
            <text:p>Baixa</text:p>
          </table:table-cell>
          <table:table-cell table:style-name="ce13" table:content-validation-name="val2" office:value-type="string" calcext:value-type="string">
            <text:p>Baixo</text:p>
          </table:table-cell>
          <table:table-cell table:style-name="ce14" table:formula="of:=IF(AND([.C9]=&quot;Baixa&quot;;[.D9]=&quot;Baixo&quot;);['Tabela de severidade'.$C$4];IF(AND([.C9]=&quot;Baixa&quot;;[.D9]=&quot;Médio&quot;);['Tabela de severidade'.$D$4];IF(AND([.C9]=&quot;Baixa&quot;;[.D9]=&quot;Alto&quot;);['Tabela de severidade'.$E$4];IF(AND([.C9]=&quot;Média&quot;;[.D9]=&quot;Baixo&quot;);['Tabela de severidade'.$C$5];IF(AND([.C9]=&quot;Média&quot;;[.D9]=&quot;Médio&quot;);['Tabela de severidade'.$D$5];IF(AND([.C9]=&quot;Média&quot;;[.D9]=&quot;Alto&quot;);['Tabela de severidade'.$E$5];IF(AND([.C9]=&quot;Alta&quot;;[.D9]=&quot;Baixo&quot;);['Tabela de severidade'.$C$6];IF(AND([.C9]=&quot;Alta&quot;;[.D9]=&quot;Médio&quot;);['Tabela de severidade'.$D$6];IF(AND([.C9]=&quot;Alta&quot;;[.D9]=&quot;Alto&quot;);['Tabela de severidade'.$E$6];&quot;&quot;)))))))))" office:value-type="string" office:string-value="Baixa" calcext:value-type="string">
            <text:p>Baixa</text:p>
          </table:table-cell>
          <table:table-cell table:style-name="ce28" table:content-validation-name="val3" office:value-type="string" calcext:value-type="string">
            <text:p>Mitigar</text:p>
          </table:table-cell>
          <table:table-cell table:style-name="ce16" office:value-type="string" calcext:value-type="string">
            <text:p>Gerar e procurar seguir matriz de competências</text:p>
          </table:table-cell>
          <table:table-cell table:style-name="ce28" table:content-validation-name="val4" office:value-type="string" calcext:value-type="string">
            <text:p>Em Andamento</text:p>
          </table:table-cell>
          <table:table-cell table:style-name="ce21" table:number-columns-repeated="51"/>
          <table:table-cell table:number-columns-repeated="960"/>
        </table:table-row>
        <table:table-row table:style-name="ro4">
          <table:table-cell table:style-name="ce4" office:value-type="string" calcext:value-type="string">
            <text:p>7</text:p>
          </table:table-cell>
          <table:table-cell table:style-name="ce9" office:value-type="string" calcext:value-type="string">
            <text:p>Projeto extenso/complexo</text:p>
          </table:table-cell>
          <table:table-cell table:style-name="ce12" table:content-validation-name="val1" office:value-type="string" calcext:value-type="string">
            <text:p>Média</text:p>
          </table:table-cell>
          <table:table-cell table:style-name="ce13" table:content-validation-name="val2" office:value-type="string" calcext:value-type="string">
            <text:p>Médio</text:p>
          </table:table-cell>
          <table:table-cell table:style-name="ce14" table:formula="of:=IF(AND([.C10]=&quot;Baixa&quot;;[.D10]=&quot;Baixo&quot;);['Tabela de severidade'.$C$4];IF(AND([.C10]=&quot;Baixa&quot;;[.D10]=&quot;Médio&quot;);['Tabela de severidade'.$D$4];IF(AND([.C10]=&quot;Baixa&quot;;[.D10]=&quot;Alto&quot;);['Tabela de severidade'.$E$4];IF(AND([.C10]=&quot;Média&quot;;[.D10]=&quot;Baixo&quot;);['Tabela de severidade'.$C$5];IF(AND([.C10]=&quot;Média&quot;;[.D10]=&quot;Médio&quot;);['Tabela de severidade'.$D$5];IF(AND([.C10]=&quot;Média&quot;;[.D10]=&quot;Alto&quot;);['Tabela de severidade'.$E$5];IF(AND([.C10]=&quot;Alta&quot;;[.D10]=&quot;Baixo&quot;);['Tabela de severidade'.$C$6];IF(AND([.C10]=&quot;Alta&quot;;[.D10]=&quot;Médio&quot;);['Tabela de severidade'.$D$6];IF(AND([.C10]=&quot;Alta&quot;;[.D10]=&quot;Alto&quot;);['Tabela de severidade'.$E$6];&quot;&quot;)))))))))" office:value-type="string" office:string-value="Média" calcext:value-type="string">
            <text:p>Média</text:p>
          </table:table-cell>
          <table:table-cell table:style-name="ce28" table:content-validation-name="val3" office:value-type="string" calcext:value-type="string">
            <text:p>Mitigar</text:p>
          </table:table-cell>
          <table:table-cell table:style-name="ce16" office:value-type="string" calcext:value-type="string">
            <text:p>Dividir em subprojetos menores, resolver e combinar as soluções em uma solução para o problema original</text:p>
          </table:table-cell>
          <table:table-cell table:style-name="ce28" table:content-validation-name="val4" office:value-type="string" calcext:value-type="string">
            <text:p>Fechado</text:p>
          </table:table-cell>
          <table:table-cell table:style-name="ce21" table:number-columns-repeated="51"/>
          <table:table-cell table:number-columns-repeated="960"/>
        </table:table-row>
        <table:table-row table:style-name="ro4">
          <table:table-cell table:style-name="ce4" office:value-type="string" calcext:value-type="string">
            <text:p>8</text:p>
          </table:table-cell>
          <table:table-cell table:style-name="ce9" office:value-type="string" calcext:value-type="string">
            <text:p>Gerente de projetos inexperiente/sem habilidades necessárias</text:p>
          </table:table-cell>
          <table:table-cell table:style-name="ce12" table:content-validation-name="val1" office:value-type="string" calcext:value-type="string">
            <text:p>Baixa</text:p>
          </table:table-cell>
          <table:table-cell table:style-name="ce13" table:content-validation-name="val2" office:value-type="string" calcext:value-type="string">
            <text:p>Médio</text:p>
          </table:table-cell>
          <table:table-cell table:style-name="ce14" table:formula="of:=IF(AND([.C11]=&quot;Baixa&quot;;[.D11]=&quot;Baixo&quot;);['Tabela de severidade'.$C$4];IF(AND([.C11]=&quot;Baixa&quot;;[.D11]=&quot;Médio&quot;);['Tabela de severidade'.$D$4];IF(AND([.C11]=&quot;Baixa&quot;;[.D11]=&quot;Alto&quot;);['Tabela de severidade'.$E$4];IF(AND([.C11]=&quot;Média&quot;;[.D11]=&quot;Baixo&quot;);['Tabela de severidade'.$C$5];IF(AND([.C11]=&quot;Média&quot;;[.D11]=&quot;Médio&quot;);['Tabela de severidade'.$D$5];IF(AND([.C11]=&quot;Média&quot;;[.D11]=&quot;Alto&quot;);['Tabela de severidade'.$E$5];IF(AND([.C11]=&quot;Alta&quot;;[.D11]=&quot;Baixo&quot;);['Tabela de severidade'.$C$6];IF(AND([.C11]=&quot;Alta&quot;;[.D11]=&quot;Médio&quot;);['Tabela de severidade'.$D$6];IF(AND([.C11]=&quot;Alta&quot;;[.D11]=&quot;Alto&quot;);['Tabela de severidade'.$E$6];&quot;&quot;)))))))))" office:value-type="string" office:string-value="Baixa" calcext:value-type="string">
            <text:p>Baixa</text:p>
          </table:table-cell>
          <table:table-cell table:style-name="ce28" table:content-validation-name="val3" office:value-type="string" calcext:value-type="string">
            <text:p>Mitigar</text:p>
          </table:table-cell>
          <table:table-cell table:style-name="ce16" office:value-type="string" calcext:value-type="string">
            <text:p>Selecionar entre os membros, um gerente com habilidades de: organização; liderança; comunicação; objetividade</text:p>
          </table:table-cell>
          <table:table-cell table:style-name="ce28" table:content-validation-name="val4" office:value-type="string" calcext:value-type="string">
            <text:p>Aberto</text:p>
          </table:table-cell>
          <table:table-cell table:style-name="ce21" table:number-columns-repeated="51"/>
          <table:table-cell table:number-columns-repeated="960"/>
        </table:table-row>
        <table:table-row table:style-name="ro4">
          <table:table-cell table:style-name="ce4" office:value-type="string" calcext:value-type="string">
            <text:p>9</text:p>
          </table:table-cell>
          <table:table-cell table:style-name="ce9" office:value-type="string" calcext:value-type="string">
            <text:p>Conflito e falta de cooperação entre os membros da equipe</text:p>
          </table:table-cell>
          <table:table-cell table:style-name="ce12" table:content-validation-name="val1" office:value-type="string" calcext:value-type="string">
            <text:p>Baixa</text:p>
          </table:table-cell>
          <table:table-cell table:style-name="ce13" table:content-validation-name="val2" office:value-type="string" calcext:value-type="string">
            <text:p>Alto</text:p>
          </table:table-cell>
          <table:table-cell table:style-name="ce14" table:formula="of:=IF(AND([.C12]=&quot;Baixa&quot;;[.D12]=&quot;Baixo&quot;);['Tabela de severidade'.$C$4];IF(AND([.C12]=&quot;Baixa&quot;;[.D12]=&quot;Médio&quot;);['Tabela de severidade'.$D$4];IF(AND([.C12]=&quot;Baixa&quot;;[.D12]=&quot;Alto&quot;);['Tabela de severidade'.$E$4];IF(AND([.C12]=&quot;Média&quot;;[.D12]=&quot;Baixo&quot;);['Tabela de severidade'.$C$5];IF(AND([.C12]=&quot;Média&quot;;[.D12]=&quot;Médio&quot;);['Tabela de severidade'.$D$5];IF(AND([.C12]=&quot;Média&quot;;[.D12]=&quot;Alto&quot;);['Tabela de severidade'.$E$5];IF(AND([.C12]=&quot;Alta&quot;;[.D12]=&quot;Baixo&quot;);['Tabela de severidade'.$C$6];IF(AND([.C12]=&quot;Alta&quot;;[.D12]=&quot;Médio&quot;);['Tabela de severidade'.$D$6];IF(AND([.C12]=&quot;Alta&quot;;[.D12]=&quot;Alto&quot;);['Tabela de severidade'.$E$6];&quot;&quot;)))))))))" office:value-type="string" office:string-value="Média" calcext:value-type="string">
            <text:p>Média</text:p>
          </table:table-cell>
          <table:table-cell table:style-name="ce28" table:content-validation-name="val3" office:value-type="string" calcext:value-type="string">
            <text:p>Mitigar</text:p>
          </table:table-cell>
          <table:table-cell table:style-name="ce16" office:value-type="string" calcext:value-type="string">
            <text:p>Comunicação eficiente; não adiamento de problemas; busca de um denominador comum</text:p>
          </table:table-cell>
          <table:table-cell table:style-name="ce28" table:content-validation-name="val4" office:value-type="string" calcext:value-type="string">
            <text:p>Aberto</text:p>
          </table:table-cell>
          <table:table-cell table:style-name="ce21" table:number-columns-repeated="51"/>
          <table:table-cell table:number-columns-repeated="960"/>
        </table:table-row>
        <table:table-row table:style-name="ro4">
          <table:table-cell table:style-name="ce4" office:value-type="string" calcext:value-type="string">
            <text:p>10</text:p>
          </table:table-cell>
          <table:table-cell table:style-name="ce9" office:value-type="string" calcext:value-type="string">
            <text:p>Falta de compromisso da equipe de desenvolvimento</text:p>
          </table:table-cell>
          <table:table-cell table:style-name="ce12" table:content-validation-name="val1" office:value-type="string" calcext:value-type="string">
            <text:p>Baixa</text:p>
          </table:table-cell>
          <table:table-cell table:style-name="ce13" table:content-validation-name="val2" office:value-type="string" calcext:value-type="string">
            <text:p>Alto</text:p>
          </table:table-cell>
          <table:table-cell table:style-name="ce14" table:formula="of:=IF(AND([.C13]=&quot;Baixa&quot;;[.D13]=&quot;Baixo&quot;);['Tabela de severidade'.$C$4];IF(AND([.C13]=&quot;Baixa&quot;;[.D13]=&quot;Médio&quot;);['Tabela de severidade'.$D$4];IF(AND([.C13]=&quot;Baixa&quot;;[.D13]=&quot;Alto&quot;);['Tabela de severidade'.$E$4];IF(AND([.C13]=&quot;Média&quot;;[.D13]=&quot;Baixo&quot;);['Tabela de severidade'.$C$5];IF(AND([.C13]=&quot;Média&quot;;[.D13]=&quot;Médio&quot;);['Tabela de severidade'.$D$5];IF(AND([.C13]=&quot;Média&quot;;[.D13]=&quot;Alto&quot;);['Tabela de severidade'.$E$5];IF(AND([.C13]=&quot;Alta&quot;;[.D13]=&quot;Baixo&quot;);['Tabela de severidade'.$C$6];IF(AND([.C13]=&quot;Alta&quot;;[.D13]=&quot;Médio&quot;);['Tabela de severidade'.$D$6];IF(AND([.C13]=&quot;Alta&quot;;[.D13]=&quot;Alto&quot;);['Tabela de severidade'.$E$6];&quot;&quot;)))))))))" office:value-type="string" office:string-value="Média" calcext:value-type="string">
            <text:p>Média</text:p>
          </table:table-cell>
          <table:table-cell table:style-name="ce28" table:content-validation-name="val3" office:value-type="string" calcext:value-type="string">
            <text:p>Mitigar</text:p>
          </table:table-cell>
          <table:table-cell table:style-name="ce16" office:value-type="string" calcext:value-type="string">
            <text:p>Buscar aumentar o interesse, comprometimento e o empenho do membros através de: metas claras e desafiadoras; reconhecimento; estabelecer confiança na equipe, estimulando-a, orientando-a para a execução de um trabalho factível</text:p>
          </table:table-cell>
          <table:table-cell table:style-name="ce28" table:content-validation-name="val4" office:value-type="string" calcext:value-type="string">
            <text:p>Aberto</text:p>
          </table:table-cell>
          <table:table-cell table:style-name="ce21" table:number-columns-repeated="51"/>
          <table:table-cell table:number-columns-repeated="960"/>
        </table:table-row>
        <table:table-row table:style-name="ro4">
          <table:table-cell table:style-name="ce4" office:value-type="string" calcext:value-type="string">
            <text:p>11</text:p>
          </table:table-cell>
          <table:table-cell table:style-name="ce9" office:value-type="string" calcext:value-type="string">
            <text:p>Especificações de requisitos/objetivos mal definidas</text:p>
          </table:table-cell>
          <table:table-cell table:style-name="ce12" table:content-validation-name="val1" office:value-type="string" calcext:value-type="string">
            <text:p>Baixa</text:p>
          </table:table-cell>
          <table:table-cell table:style-name="ce13" table:content-validation-name="val2" office:value-type="string" calcext:value-type="string">
            <text:p>Alto</text:p>
          </table:table-cell>
          <table:table-cell table:style-name="ce14" table:formula="of:=IF(AND([.C14]=&quot;Baixa&quot;;[.D14]=&quot;Baixo&quot;);['Tabela de severidade'.$C$4];IF(AND([.C14]=&quot;Baixa&quot;;[.D14]=&quot;Médio&quot;);['Tabela de severidade'.$D$4];IF(AND([.C14]=&quot;Baixa&quot;;[.D14]=&quot;Alto&quot;);['Tabela de severidade'.$E$4];IF(AND([.C14]=&quot;Média&quot;;[.D14]=&quot;Baixo&quot;);['Tabela de severidade'.$C$5];IF(AND([.C14]=&quot;Média&quot;;[.D14]=&quot;Médio&quot;);['Tabela de severidade'.$D$5];IF(AND([.C14]=&quot;Média&quot;;[.D14]=&quot;Alto&quot;);['Tabela de severidade'.$E$5];IF(AND([.C14]=&quot;Alta&quot;;[.D14]=&quot;Baixo&quot;);['Tabela de severidade'.$C$6];IF(AND([.C14]=&quot;Alta&quot;;[.D14]=&quot;Médio&quot;);['Tabela de severidade'.$D$6];IF(AND([.C14]=&quot;Alta&quot;;[.D14]=&quot;Alto&quot;);['Tabela de severidade'.$E$6];&quot;&quot;)))))))))" office:value-type="string" office:string-value="Média" calcext:value-type="string">
            <text:p>Média</text:p>
          </table:table-cell>
          <table:table-cell table:style-name="ce28" table:content-validation-name="val3" office:value-type="string" calcext:value-type="string">
            <text:p>Mitigar</text:p>
          </table:table-cell>
          <table:table-cell table:style-name="ce16" office:value-type="string" calcext:value-type="string">
            <text:p>Descoberta dos requisitos; Análise dos requisitos identificados com refinamento e detalhamento dos mesmos; Modelagem e Validação dos requisitos verificando sua consistência; Acompanhamento dos requisitos</text:p>
          </table:table-cell>
          <table:table-cell table:style-name="ce28" table:content-validation-name="val4" office:value-type="string" calcext:value-type="string">
            <text:p>Aberto</text:p>
          </table:table-cell>
          <table:table-cell table:style-name="ce21" table:number-columns-repeated="51"/>
          <table:table-cell table:number-columns-repeated="960"/>
        </table:table-row>
        <table:table-row table:style-name="ro4">
          <table:table-cell table:style-name="ce4" office:value-type="string" calcext:value-type="string">
            <text:p>12</text:p>
          </table:table-cell>
          <table:table-cell table:style-name="ce9" office:value-type="string" calcext:value-type="string">
            <text:p>Mudanças nos requisitos/objetivos</text:p>
          </table:table-cell>
          <table:table-cell table:style-name="ce12" table:content-validation-name="val1" office:value-type="string" calcext:value-type="string">
            <text:p>Média</text:p>
          </table:table-cell>
          <table:table-cell table:style-name="ce13" table:content-validation-name="val2" office:value-type="string" calcext:value-type="string">
            <text:p>Alto</text:p>
          </table:table-cell>
          <table:table-cell table:style-name="ce14" table:formula="of:=IF(AND([.C15]=&quot;Baixa&quot;;[.D15]=&quot;Baixo&quot;);['Tabela de severidade'.$C$4];IF(AND([.C15]=&quot;Baixa&quot;;[.D15]=&quot;Médio&quot;);['Tabela de severidade'.$D$4];IF(AND([.C15]=&quot;Baixa&quot;;[.D15]=&quot;Alto&quot;);['Tabela de severidade'.$E$4];IF(AND([.C15]=&quot;Média&quot;;[.D15]=&quot;Baixo&quot;);['Tabela de severidade'.$C$5];IF(AND([.C15]=&quot;Média&quot;;[.D15]=&quot;Médio&quot;);['Tabela de severidade'.$D$5];IF(AND([.C15]=&quot;Média&quot;;[.D15]=&quot;Alto&quot;);['Tabela de severidade'.$E$5];IF(AND([.C15]=&quot;Alta&quot;;[.D15]=&quot;Baixo&quot;);['Tabela de severidade'.$C$6];IF(AND([.C15]=&quot;Alta&quot;;[.D15]=&quot;Médio&quot;);['Tabela de severidade'.$D$6];IF(AND([.C15]=&quot;Alta&quot;;[.D15]=&quot;Alto&quot;);['Tabela de severidade'.$E$6];&quot;&quot;)))))))))" office:value-type="string" office:string-value="Alta" calcext:value-type="string">
            <text:p>Alta</text:p>
          </table:table-cell>
          <table:table-cell table:style-name="ce28" table:content-validation-name="val3" office:value-type="string" calcext:value-type="string">
            <text:p>Mitigar</text:p>
          </table:table-cell>
          <table:table-cell table:style-name="ce16" office:value-type="string" calcext:value-type="string">
            <text:p>Buscar gerenciar as mudanças que podem representar um fator de sucesso do projeto,atendendo as necessidades do cliente. </text:p>
          </table:table-cell>
          <table:table-cell table:style-name="ce28" table:content-validation-name="val4" office:value-type="string" calcext:value-type="string">
            <text:p>Aberto</text:p>
          </table:table-cell>
          <table:table-cell table:style-name="ce21" table:number-columns-repeated="51"/>
          <table:table-cell table:number-columns-repeated="960"/>
        </table:table-row>
        <table:table-row table:style-name="ro4">
          <table:table-cell table:style-name="ce4" office:value-type="string" calcext:value-type="string">
            <text:p>13</text:p>
          </table:table-cell>
          <table:table-cell table:style-name="ce9" office:value-type="string" calcext:value-type="string">
            <text:p>Falta de envolvimento/apoio adequado do cliente</text:p>
          </table:table-cell>
          <table:table-cell table:style-name="ce12" table:content-validation-name="val1" office:value-type="string" calcext:value-type="string">
            <text:p>Baixa</text:p>
          </table:table-cell>
          <table:table-cell table:style-name="ce13" table:content-validation-name="val2" office:value-type="string" calcext:value-type="string">
            <text:p>Alto</text:p>
          </table:table-cell>
          <table:table-cell table:style-name="ce14" table:formula="of:=IF(AND([.C16]=&quot;Baixa&quot;;[.D16]=&quot;Baixo&quot;);['Tabela de severidade'.$C$4];IF(AND([.C16]=&quot;Baixa&quot;;[.D16]=&quot;Médio&quot;);['Tabela de severidade'.$D$4];IF(AND([.C16]=&quot;Baixa&quot;;[.D16]=&quot;Alto&quot;);['Tabela de severidade'.$E$4];IF(AND([.C16]=&quot;Média&quot;;[.D16]=&quot;Baixo&quot;);['Tabela de severidade'.$C$5];IF(AND([.C16]=&quot;Média&quot;;[.D16]=&quot;Médio&quot;);['Tabela de severidade'.$D$5];IF(AND([.C16]=&quot;Média&quot;;[.D16]=&quot;Alto&quot;);['Tabela de severidade'.$E$5];IF(AND([.C16]=&quot;Alta&quot;;[.D16]=&quot;Baixo&quot;);['Tabela de severidade'.$C$6];IF(AND([.C16]=&quot;Alta&quot;;[.D16]=&quot;Médio&quot;);['Tabela de severidade'.$D$6];IF(AND([.C16]=&quot;Alta&quot;;[.D16]=&quot;Alto&quot;);['Tabela de severidade'.$E$6];&quot;&quot;)))))))))" office:value-type="string" office:string-value="Média" calcext:value-type="string">
            <text:p>Média</text:p>
          </table:table-cell>
          <table:table-cell table:style-name="ce28" table:content-validation-name="val3" office:value-type="string" calcext:value-type="string">
            <text:p>Mitigar</text:p>
          </table:table-cell>
          <table:table-cell table:style-name="ce16" office:value-type="string" calcext:value-type="string">
            <text:p>Definir estratégia para manutenção do engajamento do cliente</text:p>
          </table:table-cell>
          <table:table-cell table:style-name="ce28" table:content-validation-name="val4" office:value-type="string" calcext:value-type="string">
            <text:p>Aberto</text:p>
          </table:table-cell>
          <table:table-cell table:style-name="ce21" table:number-columns-repeated="51"/>
          <table:table-cell table:number-columns-repeated="960"/>
        </table:table-row>
        <table:table-row table:style-name="ro4">
          <table:table-cell table:style-name="ce4" office:value-type="string" calcext:value-type="string">
            <text:p>13</text:p>
          </table:table-cell>
          <table:table-cell table:style-name="ce9" office:value-type="string" calcext:value-type="string">
            <text:p>Falha em gerenciar expectativas do usuário final</text:p>
          </table:table-cell>
          <table:table-cell table:style-name="ce12" table:content-validation-name="val1" office:value-type="string" calcext:value-type="string">
            <text:p>Baixa</text:p>
          </table:table-cell>
          <table:table-cell table:style-name="ce13" table:content-validation-name="val2" office:value-type="string" calcext:value-type="string">
            <text:p>Médio</text:p>
          </table:table-cell>
          <table:table-cell table:style-name="ce14" table:formula="of:=IF(AND([.C17]=&quot;Baixa&quot;;[.D17]=&quot;Baixo&quot;);['Tabela de severidade'.$C$4];IF(AND([.C17]=&quot;Baixa&quot;;[.D17]=&quot;Médio&quot;);['Tabela de severidade'.$D$4];IF(AND([.C17]=&quot;Baixa&quot;;[.D17]=&quot;Alto&quot;);['Tabela de severidade'.$E$4];IF(AND([.C17]=&quot;Média&quot;;[.D17]=&quot;Baixo&quot;);['Tabela de severidade'.$C$5];IF(AND([.C17]=&quot;Média&quot;;[.D17]=&quot;Médio&quot;);['Tabela de severidade'.$D$5];IF(AND([.C17]=&quot;Média&quot;;[.D17]=&quot;Alto&quot;);['Tabela de severidade'.$E$5];IF(AND([.C17]=&quot;Alta&quot;;[.D17]=&quot;Baixo&quot;);['Tabela de severidade'.$C$6];IF(AND([.C17]=&quot;Alta&quot;;[.D17]=&quot;Médio&quot;);['Tabela de severidade'.$D$6];IF(AND([.C17]=&quot;Alta&quot;;[.D17]=&quot;Alto&quot;);['Tabela de severidade'.$E$6];&quot;&quot;)))))))))" office:value-type="string" office:string-value="Baixa" calcext:value-type="string">
            <text:p>Baixa</text:p>
          </table:table-cell>
          <table:table-cell table:style-name="ce28" table:content-validation-name="val3" office:value-type="string" calcext:value-type="string">
            <text:p>Mitigar</text:p>
          </table:table-cell>
          <table:table-cell table:style-name="ce16" office:value-type="string" calcext:value-type="string">
            <text:p>Buscar gerenciar as expectativas dos stakeholders, para que eles continuem apoiando, para que essas <text:s/>pessoas declarem o projeto como bem-sucedido ou não.</text:p>
          </table:table-cell>
          <table:table-cell table:style-name="ce28" table:content-validation-name="val4" office:value-type="string" calcext:value-type="string">
            <text:p>Aberto</text:p>
          </table:table-cell>
          <table:table-cell table:style-name="ce21" table:number-columns-repeated="51"/>
          <table:table-cell table:number-columns-repeated="960"/>
        </table:table-row>
        <table:table-row table:style-name="ro4">
          <table:table-cell table:style-name="ce4" office:value-type="string" calcext:value-type="string">
            <text:p>15</text:p>
          </table:table-cell>
          <table:table-cell table:style-name="ce9" office:value-type="string" calcext:value-type="string">
            <text:p>Cliente solicitar novas funcionalidades</text:p>
          </table:table-cell>
          <table:table-cell table:style-name="ce12" table:content-validation-name="val1" office:value-type="string" calcext:value-type="string">
            <text:p>Média</text:p>
          </table:table-cell>
          <table:table-cell table:style-name="ce13" table:content-validation-name="val2" office:value-type="string" calcext:value-type="string">
            <text:p>Alto</text:p>
          </table:table-cell>
          <table:table-cell table:style-name="ce14" table:formula="of:=IF(AND([.C18]=&quot;Baixa&quot;;[.D18]=&quot;Baixo&quot;);['Tabela de severidade'.$C$4];IF(AND([.C18]=&quot;Baixa&quot;;[.D18]=&quot;Médio&quot;);['Tabela de severidade'.$D$4];IF(AND([.C18]=&quot;Baixa&quot;;[.D18]=&quot;Alto&quot;);['Tabela de severidade'.$E$4];IF(AND([.C18]=&quot;Média&quot;;[.D18]=&quot;Baixo&quot;);['Tabela de severidade'.$C$5];IF(AND([.C18]=&quot;Média&quot;;[.D18]=&quot;Médio&quot;);['Tabela de severidade'.$D$5];IF(AND([.C18]=&quot;Média&quot;;[.D18]=&quot;Alto&quot;);['Tabela de severidade'.$E$5];IF(AND([.C18]=&quot;Alta&quot;;[.D18]=&quot;Baixo&quot;);['Tabela de severidade'.$C$6];IF(AND([.C18]=&quot;Alta&quot;;[.D18]=&quot;Médio&quot;);['Tabela de severidade'.$D$6];IF(AND([.C18]=&quot;Alta&quot;;[.D18]=&quot;Alto&quot;);['Tabela de severidade'.$E$6];&quot;&quot;)))))))))" office:value-type="string" office:string-value="Alta" calcext:value-type="string">
            <text:p>Alta</text:p>
          </table:table-cell>
          <table:table-cell table:style-name="ce28" table:content-validation-name="val3" office:value-type="string" calcext:value-type="string">
            <text:p>Mitigar</text:p>
          </table:table-cell>
          <table:table-cell table:style-name="ce16" office:value-type="string" calcext:value-type="string">
            <text:p>Buscar definir escopo de forma detalhada, uma vez aprovada, fazer alterações/melhorias a posteriori</text:p>
          </table:table-cell>
          <table:table-cell table:style-name="ce28" table:content-validation-name="val4" office:value-type="string" calcext:value-type="string">
            <text:p>Aberto</text:p>
          </table:table-cell>
          <table:table-cell table:number-columns-repeated="1011"/>
        </table:table-row>
        <table:table-row table:style-name="ro4">
          <table:table-cell table:style-name="ce4"/>
          <table:table-cell table:style-name="ce9"/>
          <table:table-cell table:style-name="ce12" table:content-validation-name="val1"/>
          <table:table-cell table:style-name="ce13" table:content-validation-name="val2"/>
          <table:table-cell table:style-name="ce14" table:formula="of:=IF(AND([.C19]=&quot;Baixa&quot;;[.D19]=&quot;Baixo&quot;);['Tabela de severidade'.$C$4];IF(AND([.C19]=&quot;Baixa&quot;;[.D19]=&quot;Médio&quot;);['Tabela de severidade'.$D$4];IF(AND([.C19]=&quot;Baixa&quot;;[.D19]=&quot;Alto&quot;);['Tabela de severidade'.$E$4];IF(AND([.C19]=&quot;Média&quot;;[.D19]=&quot;Baixo&quot;);['Tabela de severidade'.$C$5];IF(AND([.C19]=&quot;Média&quot;;[.D19]=&quot;Médio&quot;);['Tabela de severidade'.$D$5];IF(AND([.C19]=&quot;Média&quot;;[.D19]=&quot;Alto&quot;);['Tabela de severidade'.$E$5];IF(AND([.C19]=&quot;Alta&quot;;[.D19]=&quot;Baixo&quot;);['Tabela de severidade'.$C$6];IF(AND([.C19]=&quot;Alta&quot;;[.D19]=&quot;Médio&quot;);['Tabela de severidade'.$D$6];IF(AND([.C19]=&quot;Alta&quot;;[.D19]=&quot;Alto&quot;);['Tabela de severidade'.$E$6];&quot;&quot;)))))))))">
            <text:p/>
          </table:table-cell>
          <table:table-cell table:style-name="ce28" table:content-validation-name="val3"/>
          <table:table-cell table:style-name="ce16"/>
          <table:table-cell table:style-name="ce28" table:content-validation-name="val4"/>
          <table:table-cell table:number-columns-repeated="1011"/>
        </table:table-row>
        <table:table-row table:style-name="ro4" table:number-rows-repeated="11">
          <table:table-cell table:style-name="ce4"/>
          <table:table-cell table:style-name="ce9"/>
          <table:table-cell table:style-name="ce12" table:content-validation-name="val1"/>
          <table:table-cell table:style-name="ce13" table:content-validation-name="val2"/>
          <table:table-cell table:style-name="ce14"/>
          <table:table-cell table:style-name="ce28" table:content-validation-name="val3"/>
          <table:table-cell table:style-name="ce16"/>
          <table:table-cell table:style-name="ce28" table:content-validation-name="val4"/>
          <table:table-cell table:number-columns-repeated="1011"/>
        </table:table-row>
        <table:table-row table:style-name="ro5" table:number-rows-repeated="43">
          <table:table-cell table:number-columns-repeated="1019"/>
        </table:table-row>
        <table:table-row table:style-name="ro5">
          <table:table-cell table:number-columns-repeated="1019"/>
        </table:table-row>
        <calcext:conditional-formats>
          <calcext:conditional-format calcext:target-range-address="'Planilha de Riscos'.C4:'Planilha de Riscos'.C30">
            <calcext:condition calcext:apply-style-name="Excel_CondFormat_1_1_1" calcext:value="=&quot;Alta&quot;" calcext:base-cell-address="'Planilha de Riscos'.C4"/>
            <calcext:condition calcext:apply-style-name="Excel_CondFormat_1_1_2" calcext:value="=&quot;Média&quot;" calcext:base-cell-address="'Planilha de Riscos'.C4"/>
            <calcext:condition calcext:apply-style-name="Excel_CondFormat_1_1_3" calcext:value="=&quot;Baixa&quot;" calcext:base-cell-address="'Planilha de Riscos'.C4"/>
          </calcext:conditional-format>
          <calcext:conditional-format calcext:target-range-address="'Planilha de Riscos'.D4:'Planilha de Riscos'.D30">
            <calcext:condition calcext:apply-style-name="Excel_CondFormat_1_1_1" calcext:value="=&quot;Alto&quot;" calcext:base-cell-address="'Planilha de Riscos'.D4"/>
            <calcext:condition calcext:apply-style-name="Excel_CondFormat_1_1_2" calcext:value="=&quot;Médio&quot;" calcext:base-cell-address="'Planilha de Riscos'.D4"/>
            <calcext:condition calcext:apply-style-name="Excel_CondFormat_1_1_3" calcext:value="=&quot;Baixo&quot;" calcext:base-cell-address="'Planilha de Riscos'.D4"/>
          </calcext:conditional-format>
          <calcext:conditional-format calcext:target-range-address="'Planilha de Riscos'.E4:'Planilha de Riscos'.E30">
            <calcext:condition calcext:apply-style-name="Sem título17" calcext:value="=&quot;Baixa&quot;" calcext:base-cell-address="'Planilha de Riscos'.E4"/>
            <calcext:condition calcext:apply-style-name="Sem título18" calcext:value="=&quot;Média&quot;" calcext:base-cell-address="'Planilha de Riscos'.E4"/>
            <calcext:condition calcext:apply-style-name="Sem título19" calcext:value="=&quot;Alta&quot;" calcext:base-cell-address="'Planilha de Riscos'.E4"/>
          </calcext:conditional-format>
        </calcext:conditional-formats>
      </table:table>
      <table:table table:name="Tabela de severidade" table:style-name="ta2" table:print="false">
        <office:forms form:automatic-focus="false" form:apply-design-mode="false"/>
        <table:table-column table:style-name="co6" table:default-cell-style-name="ce41"/>
        <table:table-column table:style-name="co6" table:default-cell-style-name="ce45"/>
        <table:table-column table:style-name="co6" table:number-columns-repeated="2" table:default-cell-style-name="ce43"/>
        <table:table-column table:style-name="co6" table:default-cell-style-name="ce54"/>
        <table:table-row table:style-name="ro7">
          <table:table-cell table:style-name="ce38" office:value-type="string" calcext:value-type="string" table:number-columns-spanned="5" table:number-rows-spanned="1">
            <text:p>Tabela de Severidade</text:p>
          </table:table-cell>
          <table:covered-table-cell table:style-name="ce43"/>
          <table:covered-table-cell table:number-columns-repeated="3"/>
        </table:table-row>
        <table:table-row table:style-name="ro8">
          <table:table-cell table:style-name="ce39" office:value-type="string" calcext:value-type="string" table:number-columns-spanned="5" table:number-rows-spanned="1">
            <text:p>Impacto</text:p>
          </table:table-cell>
          <table:covered-table-cell table:style-name="Default"/>
          <table:covered-table-cell table:number-columns-repeated="2" table:style-name="Norm_3f__3f_"/>
          <table:covered-table-cell table:style-name="ce55"/>
        </table:table-row>
        <table:table-row table:style-name="ro9">
          <table:table-cell table:style-name="ce40" office:value-type="string" calcext:value-type="string" table:number-columns-spanned="1" table:number-rows-spanned="4">
            <text:p>Probabilidade</text:p>
          </table:table-cell>
          <table:table-cell table:style-name="ce44"/>
          <table:table-cell table:style-name="ce47" office:value-type="string" calcext:value-type="string">
            <text:p>Baixo</text:p>
          </table:table-cell>
          <table:table-cell table:style-name="ce47" office:value-type="string" calcext:value-type="string">
            <text:p>Médio</text:p>
          </table:table-cell>
          <table:table-cell table:style-name="ce56" office:value-type="string" calcext:value-type="string">
            <text:p>Alto</text:p>
          </table:table-cell>
        </table:table-row>
        <table:table-row table:style-name="ro9">
          <table:covered-table-cell/>
          <table:table-cell office:value-type="string" calcext:value-type="string">
            <text:p>Baixa</text:p>
          </table:table-cell>
          <table:table-cell table:style-name="ce94" office:value-type="string" calcext:value-type="string">
            <text:p>Baixa</text:p>
          </table:table-cell>
          <table:table-cell table:style-name="ce97" office:value-type="string" calcext:value-type="string">
            <text:p>Baixa</text:p>
          </table:table-cell>
          <table:table-cell table:style-name="ce103" office:value-type="string" calcext:value-type="string">
            <text:p>Média</text:p>
          </table:table-cell>
        </table:table-row>
        <table:table-row table:style-name="ro10">
          <table:covered-table-cell/>
          <table:table-cell office:value-type="string" calcext:value-type="string">
            <text:p>Média</text:p>
          </table:table-cell>
          <table:table-cell table:style-name="ce95" office:value-type="string" calcext:value-type="string">
            <text:p>Baixa</text:p>
          </table:table-cell>
          <table:table-cell table:style-name="ce98" office:value-type="string" calcext:value-type="string">
            <text:p>Média</text:p>
          </table:table-cell>
          <table:table-cell table:style-name="ce104" office:value-type="string" calcext:value-type="string">
            <text:p>Alta</text:p>
          </table:table-cell>
        </table:table-row>
        <table:table-row table:style-name="ro10">
          <table:covered-table-cell table:style-name="ce42"/>
          <table:table-cell table:style-name="ce46" office:value-type="string" calcext:value-type="string">
            <text:p>Alta</text:p>
          </table:table-cell>
          <table:table-cell table:style-name="ce96" office:value-type="string" calcext:value-type="string">
            <text:p>Média</text:p>
          </table:table-cell>
          <table:table-cell table:style-name="ce99" office:value-type="string" calcext:value-type="string">
            <text:p>Alta</text:p>
          </table:table-cell>
          <table:table-cell table:style-name="ce105" office:value-type="string" calcext:value-type="string">
            <text:p>Alta</text:p>
          </table:table-cell>
        </table:table-row>
        <calcext:conditional-formats>
          <calcext:conditional-format calcext:target-range-address="'Tabela de severidade'.C4:'Tabela de severidade'.E6">
            <calcext:condition calcext:apply-style-name="Sem título27" calcext:value="=&quot;Baixa&quot;" calcext:base-cell-address="'Tabela de severidade'.C4"/>
            <calcext:condition calcext:apply-style-name="Sem título25" calcext:value="=&quot;Média&quot;" calcext:base-cell-address="'Tabela de severidade'.C4"/>
            <calcext:condition calcext:apply-style-name="Sem título26" calcext:value="=&quot;Alta&quot;" calcext:base-cell-address="'Tabela de severidade'.C4"/>
          </calcext:conditional-format>
        </calcext:conditional-formats>
      </table:table>
      <table:named-expressions>
        <table:named-expression table:name="Ação" table:base-cell-address="$'Planilha de Riscos'.$A$1" table:expression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 style:font-family-generic="swiss"/>
    <style:font-face style:name="SimSun" svg:font-family="SimSun" style:font-family-generic="swiss"/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rotation-align="none"/>
      <style:text-properties style:font-name="Arial1" fo:font-family="Arial" style:font-family-generic="swiss" style:font-name-complex="Arial1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_3f__3f_" style:display-name="Norm??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Sem_20_título1" style:display-name="Sem título1" style:family="table-cell" style:parent-style-name="Default">
      <style:text-properties style:use-window-font-color="true" style:text-outline="false" style:text-line-through-style="none" style:text-line-through-type="none" style:font-name="SimSun" fo:font-family="SimSun" style:font-family-generic="swiss" fo:font-size="10pt" fo:font-style="normal" fo:text-shadow="none" style:text-underline-style="none" fo:font-weight="normal" style:font-size-asian="10pt" style:font-style-asian="normal" style:font-weight-asian="normal" style:font-name-complex="SimSun" style:font-family-complex="SimSun" style:font-family-generic-complex="swiss" style:font-size-complex="10pt" style:font-style-complex="normal" style:font-weight-complex="normal"/>
    </style:style>
    <style:style style:name="Sem_20_título10" style:display-name="Sem título10" style:family="table-cell" style:parent-style-name="Default">
      <style:text-properties style:use-window-font-color="true" style:text-outline="false" style:text-line-through-style="none" style:text-line-through-type="none" style:font-name="SimSun" fo:font-family="SimSun" style:font-family-generic="swiss" fo:font-size="10pt" fo:font-style="normal" fo:text-shadow="none" style:text-underline-style="none" fo:font-weight="normal" style:font-size-asian="10pt" style:font-style-asian="normal" style:font-weight-asian="normal" style:font-name-complex="SimSun" style:font-family-complex="SimSun" style:font-family-generic-complex="swiss" style:font-size-complex="10pt" style:font-style-complex="normal" style:font-weight-complex="normal"/>
    </style:style>
    <style:style style:name="Sem_20_título2" style:display-name="Sem título2" style:family="table-cell" style:parent-style-name="Default">
      <style:text-properties fo:color="#800000" style:text-outline="false" style:text-line-through-style="none" style:text-line-through-type="none" style:font-name="SimSun" fo:font-family="SimSun" style:font-family-generic="swiss" fo:font-size="10pt" fo:font-style="normal" fo:text-shadow="none" style:text-underline-style="none" fo:font-weight="normal" style:font-size-asian="10pt" style:font-style-asian="normal" style:font-weight-asian="normal" style:font-name-complex="SimSun" style:font-family-complex="SimSun" style:font-family-generic-complex="swiss" style:font-size-complex="10pt" style:font-style-complex="normal" style:font-weight-complex="normal"/>
    </style:style>
    <style:style style:name="Sem_20_título3" style:display-name="Sem título3" style:family="table-cell" style:parent-style-name="Default">
      <style:text-properties style:use-window-font-color="true" style:text-outline="false" style:text-line-through-style="none" style:text-line-through-type="none" style:font-name="SimSun" fo:font-family="SimSun" style:font-family-generic="swiss" fo:font-size="10pt" fo:font-style="normal" fo:text-shadow="none" style:text-underline-style="none" fo:font-weight="normal" style:font-size-asian="10pt" style:font-style-asian="normal" style:font-weight-asian="normal" style:font-name-complex="SimSun" style:font-family-complex="SimSun" style:font-family-generic-complex="swiss" style:font-size-complex="10pt" style:font-style-complex="normal" style:font-weight-complex="normal"/>
    </style:style>
    <style:style style:name="Sem_20_título4" style:display-name="Sem título4" style:family="table-cell" style:parent-style-name="Default">
      <style:text-properties fo:color="#e6e6ff" style:text-outline="false" style:text-line-through-style="none" style:text-line-through-type="none" style:font-name="SimSun" fo:font-family="SimSun" style:font-family-generic="swiss" fo:font-size="10pt" fo:font-style="normal" fo:text-shadow="none" style:text-underline-style="none" fo:font-weight="normal" style:font-size-asian="10pt" style:font-style-asian="normal" style:font-weight-asian="normal" style:font-name-complex="SimSun" style:font-family-complex="SimSun" style:font-family-generic-complex="swiss" style:font-size-complex="10pt" style:font-style-complex="normal" style:font-weight-complex="normal"/>
    </style:style>
    <style:style style:name="Sem_20_título5" style:display-name="Sem título5" style:family="table-cell" style:parent-style-name="Default">
      <style:table-cell-properties fo:background-color="#eb613d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Sem_20_título6" style:display-name="Sem título6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Sem_20_título7" style:display-name="Sem título7" style:family="table-cell" style:parent-style-name="Default">
      <style:text-properties style:use-window-font-color="true" style:text-outline="false" style:text-line-through-style="none" style:text-line-through-type="none" style:font-name="SimSun" fo:font-family="SimSun" style:font-family-generic="swiss" fo:font-size="10pt" fo:font-style="normal" fo:text-shadow="none" style:text-underline-style="none" fo:font-weight="normal" style:font-size-asian="10pt" style:font-style-asian="normal" style:font-weight-asian="normal" style:font-name-complex="SimSun" style:font-family-complex="SimSun" style:font-family-generic-complex="swiss" style:font-size-complex="10pt" style:font-style-complex="normal" style:font-weight-complex="normal"/>
    </style:style>
    <style:style style:name="Sem_20_título8" style:display-name="Sem título8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SimSun" fo:font-family="SimSun" style:font-family-generic="swiss" fo:font-size="10pt" fo:font-style="normal" fo:text-shadow="none" style:text-underline-style="none" fo:font-weight="normal" style:font-size-asian="10pt" style:font-style-asian="normal" style:font-weight-asian="normal" style:font-name-complex="SimSun" style:font-family-complex="SimSun" style:font-family-generic-complex="swiss" style:font-size-complex="10pt" style:font-style-complex="normal" style:font-weight-complex="normal"/>
    </style:style>
    <style:style style:name="Sem_20_título9" style:display-name="Sem título9" style:family="table-cell" style:parent-style-name="Default">
      <style:table-cell-properties fo:background-color="#94bd5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eb613d"/>
    </style:style>
    <style:style style:name="Excel_5f_CondFormat_5f_1_5f_1_5f_2" style:display-name="Excel_CondFormat_1_1_2" style:family="table-cell" style:parent-style-name="Default">
      <style:table-cell-properties fo:background-color="#ffff99"/>
    </style:style>
    <style:style style:name="Excel_5f_CondFormat_5f_1_5f_1_5f_3" style:display-name="Excel_CondFormat_1_1_3" style:family="table-cell" style:parent-style-name="Default">
      <style:table-cell-properties fo:background-color="#94bd5e"/>
    </style:style>
    <style:style style:name="Sem_20_título11" style:display-name="Sem título11" style:family="table-cell" style:parent-style-name="Default">
      <style:table-cell-properties fo:background-color="#94bd5e"/>
    </style:style>
    <style:style style:name="Sem_20_título12" style:display-name="Sem título12" style:family="table-cell" style:parent-style-name="Default">
      <style:table-cell-properties fo:background-color="#ffff99"/>
    </style:style>
    <style:style style:name="Sem_20_título13" style:display-name="Sem título13" style:family="table-cell" style:parent-style-name="Default">
      <style:table-cell-properties fo:background-color="#eb613d"/>
    </style:style>
    <style:style style:name="Sem_20_título14" style:display-name="Sem título14" style:family="table-cell" style:parent-style-name="Default">
      <style:text-properties style:font-name="Arial Black" fo:font-family="'Arial Black'" style:font-style-name="Normal" style:font-pitch="variable"/>
    </style:style>
    <style:style style:name="Sem_20_título15" style:display-name="Sem título15" style:family="table-cell" style:parent-style-name="Default">
      <style:text-properties style:font-name="Arial Black" fo:font-family="'Arial Black'" style:font-style-name="Normal" style:font-pitch="variable"/>
    </style:style>
    <style:style style:name="Sem_20_título16" style:display-name="Sem título16" style:family="table-cell" style:parent-style-name="Default">
      <style:text-properties style:font-name="Arial Black" fo:font-family="'Arial Black'" style:font-style-name="Normal" style:font-pitch="variable"/>
    </style:style>
    <style:style style:name="Sem_20_título17" style:display-name="Sem título17" style:family="table-cell" style:parent-style-name="Default">
      <style:table-cell-properties fo:background-color="#94bd5e"/>
      <style:text-properties fo:font-weight="bold"/>
    </style:style>
    <style:style style:name="Sem_20_título18" style:display-name="Sem título18" style:family="table-cell" style:parent-style-name="Default">
      <style:table-cell-properties fo:background-color="#ffff99"/>
      <style:text-properties fo:font-weight="bold"/>
    </style:style>
    <style:style style:name="Sem_20_título19" style:display-name="Sem título19" style:family="table-cell" style:parent-style-name="Default">
      <style:table-cell-properties fo:background-color="#eb613d"/>
      <style:text-properties fo:font-weight="bold"/>
    </style:style>
    <style:style style:name="Sem_20_título20" style:display-name="Sem título20" style:family="table-cell" style:parent-style-name="Default">
      <style:table-cell-properties fo:background-color="transparent"/>
      <style:text-properties fo:color="#000080"/>
    </style:style>
    <style:style style:name="Sem_20_título21" style:display-name="Sem título21" style:family="table-cell" style:parent-style-name="Default">
      <style:table-cell-properties fo:background-color="transparent"/>
      <style:text-properties fo:color="#ff0000"/>
    </style:style>
    <style:style style:name="Sem_20_título22" style:display-name="Sem título22" style:family="table-cell" style:parent-style-name="Default">
      <style:text-properties fo:color="#000080"/>
    </style:style>
    <style:style style:name="Sem_20_título23" style:display-name="Sem título23" style:family="table-cell" style:parent-style-name="Default">
      <style:text-properties fo:color="#ff0000"/>
    </style:style>
    <style:style style:name="Sem_20_título24" style:display-name="Sem título24" style:family="table-cell" style:parent-style-name="Default">
      <style:table-cell-properties fo:background-color="#94bd5e"/>
    </style:style>
    <style:style style:name="Sem_20_título25" style:display-name="Sem título25" style:family="table-cell" style:parent-style-name="Default">
      <style:table-cell-properties fo:background-color="#ffff99"/>
    </style:style>
    <style:style style:name="Sem_20_título26" style:display-name="Sem título26" style:family="table-cell" style:parent-style-name="Default">
      <style:table-cell-properties fo:background-color="#eb613d"/>
    </style:style>
    <style:style style:name="Sem_20_título27" style:display-name="Sem título27" style:family="table-cell" style:parent-style-name="Default">
      <style:table-cell-properties fo:background-color="#94bd5e"/>
    </style:style>
    <draw:marker draw:name="Arrowhead_20_1" draw:display-name="Arrowhead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164cm" fo:margin-bottom="0.24cm" fo:margin-left="0.619cm" fo:margin-right="0.617cm" style:scale-to="51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/00/0000</text:date>, <text:time style:data-style-name="N2" text:time-value="15:54:08.43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Riscos" style:display-name="PageStyle_Risco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03-17T09:41:38</meta:creation-date>
    <dc:date>2020-09-04T16:15:59.869000000</dc:date>
    <meta:editing-cycles>78</meta:editing-cycles>
    <meta:editing-duration>P1DT20H1M53S</meta:editing-duration>
    <meta:generator>LibreOffice/6.3.5.2$Windows_X86_64 LibreOffice_project/dd0751754f11728f69b42ee2af66670068624673</meta:generator>
    <dc:description>Documento da Metodologia de Gerenciamento de Projetos do SISP (MGP-SISP).</dc:description>
    <meta:keyword>Gerenciamento de Projetos</meta:keyword>
    <dc:subject>MGP-SISP</dc:subject>
    <dc:title>Planilha de Riscos</dc:title>
    <meta:document-statistic meta:table-count="2" meta:cell-count="148" meta:object-count="0"/>
  </office:meta>
</office:document-meta>
</file>